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b7f" officeooo:paragraph-rsid="0010bb7f"/>
    </style:style>
    <style:style style:name="P2" style:family="paragraph" style:parent-style-name="Standard">
      <style:text-properties officeooo:rsid="0011111d" officeooo:paragraph-rsid="0011111d"/>
    </style:style>
    <style:style style:name="T1" style:family="text">
      <style:text-properties officeooo:rsid="001111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asse n’a pas d’importance en html</text:p>
      <text:p text:style-name="P1"/>
      <text:p text:style-name="P1">ce qui a entre les balises title correspond au titre de la page (onglet)</text:p>
      <text:p text:style-name="P1"/>
      <text:p text:style-name="P1">la balise br met le texte en italique</text:p>
      <text:p text:style-name="P1"/>
      <text:p text:style-name="P1">le marqueur &lt;!…..&gt; sert à commenter</text:p>
      <text:p text:style-name="P1"/>
      <text:p text:style-name="P1">&amp;copy et le symbole copyright</text:p>
      <text:p text:style-name="P1"/>
      <text:p text:style-name="P1">enlever les marqueurs ne fais rien <text:span text:style-name="T1">(ouvrant ou fermant)</text:span></text:p>
      <text:p text:style-name="P1"/>
      <text:p text:style-name="P2">enlever la balise fermante de h2 fait que tout le texte suit le modèle du paragraphe h2</text:p>
      <text:p text:style-name="P2"/>
      <text:p text:style-name="P2">&lt;p&gt; est une balise qui crée un paragraphe</text:p>
      <text:p text:style-name="P2"><text:s/></text:p>
      <text:p text:style-name="P2">si on modifie la taille de la fenetre les paragraphes rest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10" meta:word-count="85" meta:character-count="455" meta:non-whitespace-character-count="378"/>
  </office:meta>
</office:document-meta>
</file>